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2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2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2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4/10/2012</text:date>, <text:time>00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04T00:22:32.55</dc:date>
    <meta:editing-duration>PT20H54M29S</meta:editing-duration>
    <meta:editing-cycles>59</meta:editing-cycles>
    <meta:generator>OpenOffice.org/3.4$Win32 OpenOffice.org_project/340m1$Build-9590</meta:generator>
    <dc:creator>Alejandro Merlo</dc:creator>
    <meta:document-statistic meta:table-count="3" meta:cell-count="88" meta:object-count="0"/>
  </office:meta>
</office:document-meta>
</file>